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text-properties style:font-name="Arial" officeooo:rsid="001f0b05" officeooo:paragraph-rsid="001f0b05"/>
    </style:style>
    <style:style style:name="P2" style:family="paragraph" style:parent-style-name="Standard">
      <style:text-properties style:font-name="Arial" officeooo:rsid="001f0b05" officeooo:paragraph-rsid="001f797d"/>
    </style:style>
    <style:style style:name="P3" style:family="paragraph" style:parent-style-name="Standard">
      <style:text-properties style:font-name="Arial" officeooo:rsid="0012d82d" officeooo:paragraph-rsid="001f797d"/>
    </style:style>
    <style:style style:name="P4" style:family="paragraph" style:parent-style-name="Standard">
      <style:text-properties style:font-name="Arial" fo:font-style="italic" officeooo:rsid="002a54ab" officeooo:paragraph-rsid="002a54ab" style:font-style-asian="italic" style:font-style-complex="italic"/>
    </style:style>
    <style:style style:name="P5" style:family="paragraph" style:parent-style-name="Standard">
      <style:text-properties style:font-name="Arial" officeooo:rsid="002c1322" officeooo:paragraph-rsid="002c1322"/>
    </style:style>
    <style:style style:name="P6" style:family="paragraph" style:parent-style-name="Standard">
      <style:text-properties officeooo:paragraph-rsid="001f0b05"/>
    </style:style>
    <style:style style:name="P7" style:family="paragraph" style:parent-style-name="Standard">
      <style:text-properties fo:color="#000000" loext:opacity="100%" style:font-name="Ubuntu" fo:letter-spacing="normal" fo:font-weight="normal" officeooo:paragraph-rsid="001f0b05"/>
    </style:style>
    <style:style style:name="P8" style:family="paragraph" style:parent-style-name="Standard">
      <style:text-properties style:font-name="Arial" officeooo:rsid="001f0b05" officeooo:paragraph-rsid="001f0b05"/>
    </style:style>
    <style:style style:name="T1" style:family="text">
      <style:text-properties fo:font-style="italic" officeooo:rsid="002a54ab" style:font-style-asian="italic" style:font-style-complex="italic"/>
    </style:style>
    <style:style style:name="T2" style:family="text">
      <style:text-properties style:font-name="Arial" officeooo:rsid="001f0b05"/>
    </style:style>
    <style:style style:name="T3" style:family="text">
      <style:text-properties style:font-name="Arial" officeooo:rsid="0029efd8"/>
    </style:style>
    <style:style style:name="T4" style:family="text">
      <style:text-properties officeooo:rsid="0012d82d"/>
    </style:style>
    <style:style style:name="T5" style:family="text">
      <style:text-properties officeooo:rsid="0028cb45"/>
    </style:style>
    <style:style style:name="T6" style:family="text">
      <style:text-properties officeooo:rsid="0014c8a9"/>
    </style:style>
    <style:style style:name="T7" style:family="text">
      <style:text-properties officeooo:rsid="002a54ab"/>
    </style:style>
    <style:style style:name="T8" style:family="text">
      <style:text-properties officeooo:rsid="00317719"/>
    </style:style>
    <style:style style:name="T9" style:family="text">
      <style:text-properties officeooo:rsid="00352f51"/>
    </style:style>
    <style:style style:name="T10" style:family="text">
      <style:text-properties officeooo:rsid="0036ff89"/>
    </style:style>
    <style:style style:name="T11" style:family="text">
      <style:text-properties officeooo:rsid="0039f213"/>
    </style:style>
    <style:style style:name="T12" style:family="text">
      <style:text-properties officeooo:rsid="003af22a"/>
    </style:style>
    <style:style style:name="T13" style:family="text">
      <style:text-properties officeooo:rsid="003ce8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maging Neuroscience</text:p>
      <text:p text:style-name="P1"/>
      <text:p text:style-name="P1">Editorial Office</text:p>
      <text:p text:style-name="P1"/>
      <text:p text:style-name="P1"><text:span text:style-name="T13">16</text:span><text:span text:style-name="T8">. </text:span><text:span text:style-name="T13">November</text:span>, 202<text:span text:style-name="T7">3</text:span></text:p>
      <text:p text:style-name="P1"/>
      <text:p text:style-name="P1"/>
      <text:p text:style-name="P1">Dear Editorial Board,</text:p>
      <text:p text:style-name="P1"/>
      <text:p text:style-name="P1">We would like to submit our manuscript entitled</text:p>
      <text:p text:style-name="P3"/>
      <text:p text:style-name="P2"><text:span text:style-name="T4">Accelerated Diffusion </text:span><text:span text:style-name="T7">Weighted </text:span><text:span text:style-name="T5">Magnetic Resonance Imaging</text:span><text:span text:style-name="T4"> at 7 T: Joint Reconstruction </text:span><text:span text:style-name="T6">for</text:span><text:span text:style-name="T4"> Shift-Encoded </text:span><text:span text:style-name="T7">Navigator-based Interleaved </text:span><text:span text:style-name="T4">Echo Planar Imaging (JETS-</text:span><text:span text:style-name="T7">NAVi</text:span><text:span text:style-name="T4">EPI)</text:span></text:p>
      <text:p text:style-name="P1"/>
      <text:p text:style-name="P1">for the consideration <text:span text:style-name="T7">of publication</text:span> in <text:span text:style-name="T1">Imaging Neuroscience</text:span>.</text:p>
      <text:p text:style-name="P1"/>
      <text:p text:style-name="P5">Should you need any more information from me in order to consider our manuscript, please don’t hesitate to contact me.</text:p>
      <text:p text:style-name="P1"/>
      <text:p text:style-name="P1">Yours Sincerely,</text:p>
      <text:p text:style-name="P6"><text:span text:style-name="T3">Zhengguo</text:span><text:span text:style-name="T2"> Tan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1:36:13.514604589</meta:creation-date>
    <dc:date>2023-11-16T12:28:50.600428485</dc:date>
    <meta:editing-duration>PT31M24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69" meta:character-count="496" meta:non-whitespace-character-count="437"/>
  </office:meta>
</office:document-meta>
</file>